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marker-end="Arrow" draw:marker-end-width="0.3cm" draw:textarea-horizontal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62cm" svg:height="1.27cm" svg:x="14.595cm" svg:y="1.635cm">
          <text:p text:style-name="P1">DCS HV trip alert stat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.985cm" svg:height="1.27cm" svg:x="9.515cm" svg:y="4.81cm">
          <svg:title>Rule</svg:title>
          <svg:desc>select
  *
from
  DcsAlertFact as f
where
  component.type.type.value = 'HVSegment' and 
  componentAttribute = 'status' and 
  isOn = true and
  sourceNumericValue = 7</svg:desc>
          <text:p text:style-name="P1">HV trip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27cm" svg:x="1.635cm" svg:y="27.035cm">
          <text:p text:style-name="P1">F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4.81cm" svg:y="27.035cm">
          <text:p text:style-name="P1">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1.27cm" svg:x="7.985cm" svg:y="27.035cm">
          <text:p text:style-name="P1">Concl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27cm" svg:x="12.43cm" svg:y="27.035cm">
          <text:p text:style-name="P1">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5.715cm" svg:height="1.27cm" svg:x="16.5cm" svg:y="7.985cm">
          <text:p text:style-name="P1">HV Channel Tr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6.985cm" svg:height="1.905cm" svg:x="2.97cm" svg:y="12.43cm">
          <svg:title>Rule</svg:title>
          <svg:desc>select
  *
from
  Conclusion(type.name='HV Channel Trip').win:ext_timed(timestampItem.time, 1h)
group by
  component
having
  count(*) &lt; 3</svg:desc>
          <text:p text:style-name="P1">HV Channel Recovery</text:p>
          <text:p text:style-name="P1">Action Tri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10.16cm" svg:height="1.905cm" svg:x="14.26cm" svg:y="12.43cm">
          <text:p text:style-name="P1">HV Channel Voltage Decre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7.62cm" svg:height="1.905cm" svg:x="30.325cm" svg:y="12.43cm">
          <text:p text:style-name="P1">HV Channel Disable</text:p>
          <text:p text:style-name="P1">Action Tri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8" draw:layer="layout" svg:width="8.89cm" svg:height="1.27cm" svg:x="2.035cm" svg:y="17.51cm">
          <text:p text:style-name="P1">Force ON command to DCS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9" draw:layer="layout" svg:width="10.16cm" svg:height="1.905cm" svg:x="14.26cm" svg:y="17.51cm">
          <text:p text:style-name="P1">Vset=3400V and Force ON</text:p>
          <text:p text:style-name="P1">command to D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0" draw:layer="layout" svg:width="10.795cm" svg:height="1.27cm" svg:x="28.755cm" svg:y="17.51cm">
          <text:p text:style-name="P1">Disable Channel command to D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6.985cm" svg:height="1.27cm" svg:x="21.58cm" svg:y="4.81cm">
          <svg:title>Rule</svg:title>
          <svg:desc>select
  *
from
  DcsAlertFact as f
where
  component.type.type.value = 'HVSegment' and 
  isOn = false</svg:desc>
          <text:p text:style-name="P1">HV trip cl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1" draw:layer="layout" svg:width="5.08cm" svg:height="1.27cm" svg:x="4.005cm" svg:y="20.685cm">
          <text:p text:style-name="P1">D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6.985cm" svg:height="1.27cm" svg:x="3.035cm" svg:y="23.225cm">
          <text:p text:style-name="P1">DCS HV trip alert 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3" draw:layer="layout" svg:width="5.08cm" svg:height="1.27cm" svg:x="31.595cm" svg:y="20.685cm">
          <text:p text:style-name="P1">D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6.985cm" svg:height="1.27cm" svg:x="33.335cm" svg:y="25.13cm">
          <text:p text:style-name="P1">DCS HV trip alert 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8.255cm" svg:height="1.27cm" svg:x="27.95cm" svg:y="23.225cm">
          <text:p text:style-name="P1">DCS HV channel disab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2" draw:layer="layout" svg:width="5.08cm" svg:height="1.27cm" svg:x="16.8cm" svg:y="20.685cm">
          <text:p text:style-name="P1">D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6.985cm" svg:height="1.27cm" svg:x="18.145cm" svg:y="25.13cm">
          <text:p text:style-name="P1">DCS HV trip alert 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5" draw:layer="layout" svg:width="8.89cm" svg:height="1.27cm" svg:x="11.795cm" svg:y="23.225cm">
          <text:p text:style-name="P1">DCS HV channel vset chang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8.405cm" svg:y1="2.905cm" svg:x2="13.007cm" svg:y2="4.81cm" draw:start-shape="id1" draw:start-glue-point="2" draw:end-shape="id2" draw:end-glue-point="0" svg:d="m18405 2905-5398 1905">
          <text:p/>
        </draw:connector>
        <draw:connector draw:style-name="gr7" draw:text-style-name="P1" draw:layer="layout" draw:type="line" svg:x1="18.405cm" svg:y1="2.905cm" svg:x2="25.072cm" svg:y2="4.81cm" draw:start-shape="id1" draw:start-glue-point="2" draw:end-shape="id3" draw:end-glue-point="0" svg:d="m18405 2905 6667 1905">
          <text:p/>
        </draw:connector>
        <draw:connector draw:style-name="gr6" draw:text-style-name="P1" draw:layer="layout" draw:type="line" svg:x1="13.007cm" svg:y1="6.08cm" svg:x2="19.357cm" svg:y2="7.985cm" draw:start-shape="id2" draw:start-glue-point="2" draw:end-shape="id4" draw:end-glue-point="0" svg:d="m13007 6080 6350 1905">
          <text:p text:style-name="P1">Open</text:p>
        </draw:connector>
        <draw:connector draw:style-name="gr6" draw:text-style-name="P1" draw:layer="layout" draw:type="line" svg:x1="25.072cm" svg:y1="6.08cm" svg:x2="19.357cm" svg:y2="7.985cm" draw:start-shape="id3" draw:start-glue-point="2" draw:end-shape="id4" draw:end-glue-point="0" svg:d="m25072 6080-5715 1905">
          <text:p text:style-name="P1">Close</text:p>
        </draw:connector>
        <draw:connector draw:style-name="gr7" draw:text-style-name="P1" draw:layer="layout" draw:type="line" svg:x1="19.357cm" svg:y1="9.255cm" svg:x2="6.462cm" svg:y2="12.43cm" draw:start-shape="id4" draw:start-glue-point="2" draw:end-shape="id5" draw:end-glue-point="0" svg:d="m19357 9255-12895 3175">
          <text:p/>
        </draw:connector>
        <draw:connector draw:style-name="gr7" draw:text-style-name="P1" draw:layer="layout" draw:type="line" svg:x1="19.357cm" svg:y1="9.255cm" svg:x2="19.34cm" svg:y2="12.43cm" draw:start-shape="id4" draw:start-glue-point="2" draw:end-shape="id6" svg:d="m19357 9255-17 3175">
          <text:p/>
        </draw:connector>
        <draw:connector draw:style-name="gr7" draw:text-style-name="P1" draw:layer="layout" draw:type="line" svg:x1="19.357cm" svg:y1="9.255cm" svg:x2="34.135cm" svg:y2="12.43cm" draw:start-shape="id4" draw:start-glue-point="2" draw:end-shape="id7" draw:end-glue-point="0" svg:d="m19357 9255 14778 3175">
          <text:p/>
        </draw:connector>
        <draw:connector draw:style-name="gr7" draw:text-style-name="P1" draw:layer="layout" draw:type="line" svg:x1="6.462cm" svg:y1="14.335cm" svg:x2="6.48cm" svg:y2="17.51cm" draw:start-shape="id5" draw:start-glue-point="2" draw:end-shape="id8" draw:end-glue-point="0" svg:d="m6462 14335 18 3175">
          <text:p/>
        </draw:connector>
        <draw:connector draw:style-name="gr7" draw:text-style-name="P1" draw:layer="layout" draw:type="line" svg:x1="19.34cm" svg:y1="14.335cm" svg:x2="19.34cm" svg:y2="17.51cm" draw:start-shape="id6" draw:start-glue-point="2" draw:end-shape="id9" svg:d="m19340 14335v3175">
          <text:p/>
        </draw:connector>
        <draw:connector draw:style-name="gr7" draw:text-style-name="P1" draw:layer="layout" draw:type="line" svg:x1="34.135cm" svg:y1="14.335cm" svg:x2="34.152cm" svg:y2="17.51cm" draw:start-shape="id7" draw:start-glue-point="2" draw:end-shape="id10" draw:end-glue-point="0" svg:d="m34135 14335 17 3175">
          <text:p/>
        </draw:connector>
        <draw:connector draw:style-name="gr7" draw:text-style-name="P1" draw:layer="layout" draw:type="line" svg:x1="6.48cm" svg:y1="18.78cm" svg:x2="6.545cm" svg:y2="20.685cm" draw:start-shape="id8" draw:start-glue-point="2" draw:end-shape="id11" svg:d="m6480 18780 65 1905">
          <text:p/>
        </draw:connector>
        <draw:connector draw:style-name="gr7" draw:text-style-name="P1" draw:layer="layout" draw:type="line" svg:x1="19.34cm" svg:y1="19.415cm" svg:x2="19.34cm" svg:y2="20.685cm" draw:start-shape="id9" draw:start-glue-point="2" draw:end-shape="id12" draw:end-glue-point="4" svg:d="m19340 19415v1270">
          <text:p/>
        </draw:connector>
        <draw:connector draw:style-name="gr7" draw:text-style-name="P1" draw:layer="layout" draw:type="line" svg:x1="34.152cm" svg:y1="18.78cm" svg:x2="34.135cm" svg:y2="20.685cm" draw:start-shape="id10" draw:start-glue-point="2" draw:end-shape="id13" svg:d="m34152 18780-17 1905">
          <text:p/>
        </draw:connector>
        <draw:connector draw:style-name="gr7" draw:text-style-name="P1" draw:layer="layout" draw:type="line" svg:x1="6.545cm" svg:y1="21.955cm" svg:x2="6.527cm" svg:y2="23.225cm" draw:start-shape="id11" draw:start-glue-point="8" draw:end-shape="id14" svg:d="m6545 21955-18 1270">
          <text:p/>
        </draw:connector>
        <draw:connector draw:style-name="gr7" draw:text-style-name="P1" draw:layer="layout" svg:x1="19.34cm" svg:y1="21.955cm" svg:x2="16.24cm" svg:y2="23.225cm" draw:start-shape="id12" draw:start-glue-point="8" draw:end-shape="id15" draw:end-glue-point="0" svg:d="m19340 21955v636h-3100v634">
          <text:p/>
        </draw:connector>
        <draw:connector draw:style-name="gr7" draw:text-style-name="P1" draw:layer="layout" draw:line-skew="-0.953cm" svg:x1="19.34cm" svg:y1="21.955cm" svg:x2="21.637cm" svg:y2="25.13cm" draw:start-shape="id12" draw:start-glue-point="8" draw:end-shape="id16" draw:end-glue-point="0" svg:d="m19340 21955v635h2297v2540">
          <text:p/>
        </draw:connector>
        <draw:connector draw:style-name="gr7" draw:text-style-name="P1" draw:layer="layout" svg:x1="34.135cm" svg:y1="21.955cm" svg:x2="32.077cm" svg:y2="23.225cm" draw:start-shape="id13" draw:start-glue-point="8" draw:end-shape="id17" draw:end-glue-point="0" svg:d="m34135 21955v636h-2058v634">
          <text:p/>
        </draw:connector>
        <draw:connector draw:style-name="gr7" draw:text-style-name="P1" draw:layer="layout" draw:line-skew="-0.953cm" svg:x1="34.135cm" svg:y1="21.955cm" svg:x2="36.827cm" svg:y2="25.13cm" draw:start-shape="id13" draw:start-glue-point="8" draw:end-shape="id18" draw:end-glue-point="0" svg:d="m34135 21955v635h2692v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ka </meta:initial-creator>
    <meta:creation-date>2011-02-16T16:12:35</meta:creation-date>
    <meta:printed-by>Evka </meta:printed-by>
    <meta:print-date>2011-02-17T12:08:04</meta:print-date>
    <dc:date>2011-02-17T13:01:01</dc:date>
    <dc:creator>Evka </dc:creator>
    <meta:editing-duration>PT00H47M34S</meta:editing-duration>
    <meta:editing-cycles>4</meta:editing-cycles>
    <meta:generator>OpenOffice.org/3.2$Linux OpenOffice.org_project/320m12$Build-9483</meta:generator>
    <meta:document-statistic meta:object-count="40"/>
  </office:meta>
</office:document-meta>
</file>